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20pt" style:font-size-asian="20pt" style:font-size-complex="20pt"/>
    </style:style>
    <style:style style:name="P2" style:family="paragraph" style:parent-style-name="Heading_20_3">
      <style:text-properties fo:font-size="20pt" officeooo:paragraph-rsid="0009f8cf" style:font-size-asian="20pt" style:font-size-complex="20pt"/>
    </style:style>
    <style:style style:name="P3" style:family="paragraph" style:parent-style-name="Heading_20_3">
      <style:text-properties fo:font-size="20pt" officeooo:rsid="001acd9f" officeooo:paragraph-rsid="001acd9f" style:font-size-asian="20pt" style:font-size-complex="20pt"/>
    </style:style>
    <style:style style:name="P4" style:family="paragraph" style:parent-style-name="Standard">
      <style:text-properties officeooo:rsid="0010ac16" officeooo:paragraph-rsid="0010ac16"/>
    </style:style>
    <style:style style:name="P5" style:family="paragraph" style:parent-style-name="Standard" style:list-style-name="L1">
      <style:text-properties fo:font-size="14pt" officeooo:rsid="000abdf5" officeooo:paragraph-rsid="000abdf5" style:font-size-asian="14pt" style:font-size-complex="14pt"/>
    </style:style>
    <style:style style:name="P6" style:family="paragraph" style:parent-style-name="Standard" style:list-style-name="L1">
      <style:text-properties fo:font-size="14pt" officeooo:rsid="000b8357" officeooo:paragraph-rsid="000b8357" style:font-size-asian="14pt" style:font-size-complex="14pt"/>
    </style:style>
    <style:style style:name="P7" style:family="paragraph" style:parent-style-name="Standard" style:list-style-name="L1">
      <style:text-properties fo:font-size="14pt" officeooo:rsid="000e4ddf" officeooo:paragraph-rsid="000e4ddf" style:font-size-asian="14pt" style:font-size-complex="14pt"/>
    </style:style>
    <style:style style:name="P8" style:family="paragraph" style:parent-style-name="Standard" style:list-style-name="L1">
      <style:text-properties fo:font-size="14pt" officeooo:rsid="000feacd" officeooo:paragraph-rsid="000feacd" style:font-size-asian="14pt" style:font-size-complex="14pt"/>
    </style:style>
    <style:style style:name="P9" style:family="paragraph" style:parent-style-name="Standard" style:list-style-name="L1">
      <style:text-properties fo:font-size="14pt" officeooo:rsid="0010ac16" officeooo:paragraph-rsid="0010ac16" style:font-size-asian="14pt" style:font-size-complex="14pt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 style:list-style-name="L10">
      <style:text-properties fo:font-size="14pt" style:font-size-asian="14pt" style:font-size-complex="14pt"/>
    </style:style>
    <style:style style:name="P12" style:family="paragraph" style:parent-style-name="Text_20_body" style:list-style-name="L11">
      <style:text-properties fo:font-size="14pt" style:font-size-asian="14pt" style:font-size-complex="14pt"/>
    </style:style>
    <style:style style:name="P13" style:family="paragraph" style:parent-style-name="Text_20_body">
      <style:text-properties officeooo:paragraph-rsid="001acd9f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4pt" officeooo:rsid="0010ac16" officeooo:paragraph-rsid="00114deb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fo:font-size="14pt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fo:font-size="14pt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loext:contextual-spacing="false"/>
      <style:text-properties fo:font-size="14pt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loext:contextual-spacing="false"/>
      <style:text-properties fo:font-size="14pt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loext:contextual-spacing="false"/>
      <style:text-properties fo:font-size="14pt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loext:contextual-spacing="false"/>
      <style:text-properties fo:font-size="14pt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loext:contextual-spacing="false"/>
      <style:text-properties fo:font-size="14pt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cd9f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Node.js</text:h>
      <text:p text:style-name="P13"><text:span text:style-name="T3">Node.js can be simply referred to as a technology. It is mainly used for backend operations and is/can be used together with frontend JavaScript frameworks like Angular, React, Vue and others. </text:span></text:p>
      <text:h text:style-name="P2" text:outline-level="3"><text:bookmark text:name="why-nodejs-is-popular-among-developers"/>Why Node.js is popular among developers.</text:h>
      <text:list xml:id="list2857579447" text:style-name="L1">
        <text:list-item>
          <text:p text:style-name="P5">It is easy to learn NODE JS</text:p>
        </text:list-item>
        <text:list-item>
          <text:p text:style-name="P6">The Scability offered</text:p>
        </text:list-item>
        <text:list-item>
          <text:p text:style-name="P7">The mobile friendly, Cross-platform. And Dev-Friendly,nature of Node.Js</text:p>
        </text:list-item>
        <text:list-item>
          <text:p text:style-name="P7">Node.js is light and fast</text:p>
        </text:list-item>
        <text:list-item>
          <text:p text:style-name="P8">The many hosting providers available</text:p>
        </text:list-item>
        <text:list-item>
          <text:p text:style-name="P9">Highly extensible</text:p>
        </text:list-item>
        <text:list-item>
          <text:p text:style-name="P9">its caching ability</text:p>
        </text:list-item>
      </text:list>
      <text:p text:style-name="P4"><text:span text:style-name="T1">What apps can be made?</text:span></text:p>
      <text:list xml:id="list1121062068" text:style-name="L3">
        <text:list-item>
          <text:p text:style-name="P15">Single-page applications (SPA). eg. portfolio etc. </text:p>
        </text:list-item>
        <text:list-item>
          <text:p text:style-name="P16">Social media applications. LinkedIn uses Node.js. </text:p>
        </text:list-item>
      </text:list>
      <text:list xml:id="list3464632782" text:style-name="L4">
        <text:list-item>
          <text:p text:style-name="P17">Real-time apps like chat apps. </text:p>
        </text:list-item>
      </text:list>
      <text:list xml:id="list3672538774" text:style-name="L5">
        <text:list-item>
          <text:p text:style-name="P18">Streaming apps. For example, Netflix. </text:p>
        </text:list-item>
      </text:list>
      <text:list xml:id="list105823683" text:style-name="L6">
        <text:list-item>
          <text:p text:style-name="P19">Ecommerce apps. For example, Walmart. </text:p>
        </text:list-item>
      </text:list>
      <text:list xml:id="list3948233280" text:style-name="L7">
        <text:list-item>
          <text:p text:style-name="P20">Blogs. </text:p>
        </text:list-item>
      </text:list>
      <text:list xml:id="list398604178" text:style-name="L8">
        <text:list-item>
          <text:p text:style-name="P21">Online Payment systems. For example, PayPal </text:p>
        </text:list-item>
      </text:list>
      <text:list xml:id="list4102029246" text:style-name="L9">
        <text:list-item>
          <text:p text:style-name="P22">APIs </text:p>
        </text:list-item>
      </text:list>
      <text:list xml:id="list750356488" text:style-name="L10">
        <text:list-item>
          <text:p text:style-name="P11">Mobile apps. Node.js can be used together with other frameworks eg. ExpressJs to build mobile apps.</text:p>
        </text:list-item>
      </text:list>
      <text:h text:style-name="P1" text:outline-level="3"><text:bookmark text:name="the-advantages-of-using-nodejs"/>The advantages of using Node.js.</text:h>
      <text:list xml:id="list4041961646" text:style-name="L11">
        <text:list-item>
          <text:p text:style-name="P14"><text:span text:style-name="T2">Node.js modules and tools are easily available via Npm. </text:span></text:p>
        </text:list-item>
        <text:list-item>
          <text:p text:style-name="P23">Node.js developers are easily available. </text:p>
        </text:list-item>
        <text:list-item>
          <text:p text:style-name="P23">Strong community and bug tracking team. </text:p>
        </text:list-item>
        <text:list-item>
          <text:p text:style-name="P23">It can be used to build a wide range of apps. </text:p>
        </text:list-item>
        <text:list-item>
          <text:p text:style-name="P23">It’s Cross-platform and mobile-friendly. </text:p>
        </text:list-item>
        <text:list-item>
          <text:p text:style-name="P23">Hosting Node.js code is not a hassle due to many of its supported hosting platforms. </text:p>
        </text:list-item>
        <text:list-item>
          <text:p text:style-name="P23">It’s lightweight. </text:p>
        </text:list-item>
        <text:list-item>
          <text:p text:style-name="P23">It’s ability to handle many simultaneous requests. </text:p>
        </text:list-item>
        <text:list-item>
          <text:p text:style-name="P12">Fast code execution. 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42:34.081996559</meta:creation-date>
    <dc:date>2022-03-17T13:48:46.528194538</dc:date>
    <meta:editing-duration>PT6M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19" meta:character-count="1297" meta:non-whitespace-character-count="1115"/>
  </office:meta>
</office:document-meta>
</file>